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f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ffwf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8-15T02:12:53.448631215</dc:date>
    <meta:editing-duration>PT1H6M1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5" meta:character-count="535" meta:non-whitespace-character-count="424"/>
  </office:meta>
</office:document-meta>
</file>